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08cm" fo:min-width="17.59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97cm" svg:height="2.858cm" svg:x="1.952cm" svg:y="1.635cm">
          <text:p text:style-name="P1"><text:span text:style-name="T1">ProteinMPN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4:50:06.816802109</meta:creation-date>
    <dc:date>2025-06-24T14:53:04.365996173</dc:date>
    <meta:editing-duration>PT2M57S</meta:editing-duration>
    <meta:editing-cycles>2</meta:editing-cycles>
    <meta:generator>LibreOffice/24.2.7.2$Linux_X86_64 LibreOffice_project/420$Build-2</meta:generator>
    <meta:document-statistic meta:object-count="1"/>
  </office:meta>
</office:document-meta>
</file>